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color="#FF0000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ableColumn7" style:family="table-column">
      <style:table-column-properties style:column-width="1.375in"/>
    </style:style>
    <style:style style:name="TableColumn8" style:family="table-column">
      <style:table-column-properties style:column-width="1.1812in"/>
    </style:style>
    <style:style style:name="TableColumn9" style:family="table-column">
      <style:table-column-properties style:column-width="1.0826in"/>
    </style:style>
    <style:style style:name="TableColumn10" style:family="table-column">
      <style:table-column-properties style:column-width="1.1812in"/>
    </style:style>
    <style:style style:name="TableColumn11" style:family="table-column">
      <style:table-column-properties style:column-width="2.2638in"/>
    </style:style>
    <style:style style:name="TableColumn12" style:family="table-column">
      <style:table-column-properties style:column-width="1.8708in"/>
    </style:style>
    <style:style style:name="TableColumn13" style:family="table-column">
      <style:table-column-properties style:column-width="1.575in"/>
    </style:style>
    <style:style style:name="Table6" style:family="table">
      <style:table-properties style:width="10.5298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TableCell1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P19" style:parent-style-name="Normal" style:family="paragraph">
      <style:paragraph-properties fo:text-align="center"/>
    </style:style>
    <style:style style:name="T20" style:parent-style-name="Fonteparág.padrão" style:family="text">
      <style:text-properties style:font-name="Times New Roman" style:font-name-complex="Times New Roman" fo:font-weight="bold" style:font-weight-asian="bold" fo:font-size="7pt" style:font-size-asian="7pt" style:font-size-complex="11pt"/>
    </style:style>
    <style:style style:name="TableCell2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P23" style:parent-style-name="Normal" style:family="paragraph">
      <style:paragraph-properties fo:text-align="center"/>
    </style:style>
    <style:style style:name="T24" style:parent-style-name="Fonteparág.padrão" style:family="text">
      <style:text-properties style:font-name="Times New Roman" style:font-name-complex="Times New Roman" fo:font-weight="bold" style:font-weight-asian="bold" fo:font-size="7pt" style:font-size-asian="7pt" style:font-size-complex="11pt"/>
    </style:style>
    <style:style style:name="TableCell2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P27" style:parent-style-name="Normal" style:family="paragraph">
      <style:paragraph-properties fo:text-align="center"/>
    </style:style>
    <style:style style:name="T28" style:parent-style-name="Fonteparág.padrão" style:family="text">
      <style:text-properties style:font-name="Times New Roman" style:font-name-complex="Times New Roman" fo:font-weight="bold" style:font-weight-asian="bold" fo:font-size="7pt" style:font-size-asian="7pt" style:font-size-complex="11pt"/>
    </style:style>
    <style:style style:name="TableCell2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TableCell31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TableCell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9pt" style:font-size-asian="9pt" style:font-size-complex="11pt"/>
    </style:style>
    <style:style style:name="TableRow35" style:family="table-row">
      <style:table-row-properties style:min-row-height="1.0354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0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2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3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4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5" style:parent-style-name="Normal" style:family="paragraph">
      <style:paragraph-properties fo:text-align="center"/>
    </style:style>
    <style:style style:name="T46" style:parent-style-name="Fonteparág.padrão" style:family="text">
      <style:text-properties style:font-name="Times New Roman" style:font-name-complex="Times New Roman" fo:font-size="8pt" style:font-size-asian="8pt" style:font-size-complex="11pt"/>
    </style:style>
    <style:style style:name="TableCell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49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52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53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54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P55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/>
      <style:text-properties style:font-name="Times New Roman" style:font-name-complex="Times New Roman" fo:font-size="8pt" style:font-size-asian="8pt" style:font-size-complex="11pt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style:font-name="Times New Roman" style:font-name-complex="Times New Roma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style:font-name="Times New Roman" style:font-name-complex="Times New Roman"/>
    </style:style>
  </office:automatic-styles>
  <office:body>
    <office:text text:use-soft-page-breaks="true">
      <text:p text:style-name="P1">*Os itens descritos dentro dos símbolos &lt;<text:s/>&gt; São orientações quanto ao preenchimento do documento.</text:p>
      <text:p text:style-name="P2">Objetivo do Documento</text:p>
      <text:p text:style-name="Standard">Descrever plano de teste do produto de Software, e avaliar os tipos de testes a serem aplicados afim de avaliar a conformidade dos requisitos e verificação do Sistema implementado.</text:p>
      <text:p text:style-name="Standard"/>
      <text:p text:style-name="Standard"/>
      <text:p text:style-name="P3">Ambiente de Teste</text:p>
      <text:p text:style-name="Standard">&lt;Descrever as especificações de hardware e software para a execução e/ou automação dos testes.&gt;</text:p>
      <text:p text:style-name="Standard"/>
      <text:p text:style-name="P4">Materiais de Apoio</text:p>
      <text:p text:style-name="Standard">&lt; Descrever detalhadamente quais os Materiais serão usados como apoio para a execução de cada método.&gt;</text:p>
      <text:p text:style-name="Standard"/>
      <text:p text:style-name="P5">Plano de Teste</text:p>
      <text:p text:style-name="Standard">&lt;Texto&gt;</text:p>
      <text:p text:style-name="Standard"/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Caso de Uso/ Requisito</text:p>
          </table:table-cell>
          <table:table-cell table:style-name="TableCell17">
            <text:p text:style-name="P18">Tipo de Teste</text:p>
            <text:p text:style-name="P19"><text:span text:style-name="T20">(O que Testar?)</text:span></text:p>
          </table:table-cell>
          <table:table-cell table:style-name="TableCell21">
            <text:p text:style-name="P22">Técnica de Teste</text:p>
            <text:p text:style-name="P23"><text:span text:style-name="T24">(Como Testar?)</text:span></text:p>
          </table:table-cell>
          <table:table-cell table:style-name="TableCell25">
            <text:p text:style-name="P26">Nível de Teste</text:p>
            <text:p text:style-name="P27"><text:span text:style-name="T28">(Quando Testar?)</text:span></text:p>
          </table:table-cell>
          <table:table-cell table:style-name="TableCell29">
            <text:p text:style-name="P30">Caso de Teste</text:p>
          </table:table-cell>
          <table:table-cell table:style-name="TableCell31">
            <text:p text:style-name="P32">Caso de Teste Dependente</text:p>
          </table:table-cell>
          <table:table-cell table:style-name="TableCell33">
            <text:p text:style-name="P34">Ator</text:p>
          </table:table-cell>
        </table:table-row>
        <table:table-row table:style-name="TableRow35">
          <table:table-cell table:style-name="TableCell36">
            <text:p text:style-name="P37">&lt;Identificar o Caso de Uso&gt;</text:p>
          </table:table-cell>
          <table:table-cell table:style-name="TableCell38">
            <text:p text:style-name="P39">&lt;Funcionalidade&gt;</text:p>
            <text:p text:style-name="P40">&lt;Interface&gt;</text:p>
            <text:p text:style-name="P41">&lt;Desempenho&gt;</text:p>
            <text:p text:style-name="P42">&lt;Carga&gt;</text:p>
            <text:p text:style-name="P43">&lt;Usabilidade&gt;</text:p>
            <text:p text:style-name="P44">&lt;Volume&gt;</text:p>
            <text:p text:style-name="P45"><text:span text:style-name="T46">&lt;Segurança&gt;</text:span></text:p>
          </table:table-cell>
          <table:table-cell table:style-name="TableCell47">
            <text:p text:style-name="P48">&lt;Funcional&gt;</text:p>
            <text:p text:style-name="P49">&lt;Estrutural&gt;</text:p>
          </table:table-cell>
          <table:table-cell table:style-name="TableCell50">
            <text:p text:style-name="P51">&lt;Teste de Unidade&gt;</text:p>
            <text:p text:style-name="P52">&lt;Teste de Integração&gt;</text:p>
            <text:p text:style-name="P53">&lt;Teste de Sistema&gt;</text:p>
            <text:p text:style-name="P54">&lt;Teste de Aceitação&gt;</text:p>
            <text:p text:style-name="P55">&lt;Teste de Regressão&gt;</text:p>
          </table:table-cell>
          <table:table-cell table:style-name="TableCell56">
            <text:p text:style-name="P57">&lt;identificar o(s) caso(s) de teste&gt;</text:p>
          </table:table-cell>
          <table:table-cell table:style-name="TableCell58">
            <text:p text:style-name="P59">&lt;identificar o(s) caso(s) de teste(s) que possuem dependência de execução&gt;</text:p>
          </table:table-cell>
          <table:table-cell table:style-name="TableCell60">
            <text:p text:style-name="P61">&lt;identificar o(s) ator(es)&gt;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ristiane Huve</meta:initial-creator>
    <dc:creator>Flavitcha</dc:creator>
    <meta:creation-date>2018-09-16T05:52:00Z</meta:creation-date>
    <dc:date>2018-09-16T05:52:00Z</dc:date>
    <meta:template xlink:href="Normal" xlink:type="simple"/>
    <meta:editing-cycles>2</meta:editing-cycles>
    <meta:editing-duration>PT0S</meta:editing-duration>
    <meta:document-statistic meta:page-count="1" meta:paragraph-count="2" meta:word-count="175" meta:character-count="1123" meta:row-count="7" meta:non-whitespace-character-count="950"/>
  </office:meta>
</office:document-meta>
</file>